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6F0000000F862799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rriweather" svg:font-family="Merriweather, serif"/>
    <style:font-face style:name="Open Sans1" svg:font-family="'Open Sans', Helvetica, Arial, sans-serif"/>
    <style:font-face style:name="Open Sans" svg:font-family="'Open Sans', Verdana, Helvetica, 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194cm" table:align="left" fo:background-color="transparent">
        <style:background-image/>
      </style:table-properties>
    </style:style>
    <style:style style:name="Table1.A" style:family="table-column">
      <style:table-column-properties style:column-width="8.306cm"/>
    </style:style>
    <style:style style:name="Table1.B" style:family="table-column">
      <style:table-column-properties style:column-width="2.201cm"/>
    </style:style>
    <style:style style:name="Table1.D" style:family="table-column">
      <style:table-column-properties style:column-width="2.485cm"/>
    </style:style>
    <style:style style:name="Table1.1" style:family="table-row">
      <style:table-row-properties fo:background-color="#eeeeee">
        <style:background-image/>
      </style:table-row-properties>
    </style:style>
    <style:style style:name="Table1.A1" style:family="table-cell">
      <style:table-cell-properties style:vertical-align="middle" fo:padding="0cm" fo:border="none"/>
    </style:style>
    <style:style style:name="P1" style:family="paragraph" style:parent-style-name="Standard">
      <style:text-properties style:font-name="Ubuntu" fo:font-size="12pt" style:font-size-asian="12pt" style:font-size-complex="12pt"/>
    </style:style>
    <style:style style:name="P2" style:family="paragraph" style:parent-style-name="Standard">
      <style:paragraph-properties fo:margin-top="0cm" fo:margin-bottom="0cm" style:contextual-spacing="false" style:line-height-at-least="0.661cm" fo:widows="1"/>
      <style:text-properties style:font-name="Ubuntu" fo:font-size="12pt" style:font-size-asian="12pt" style:font-size-complex="12pt"/>
    </style:style>
    <style:style style:name="P3" style:family="paragraph" style:parent-style-name="Table_20_Contents">
      <style:paragraph-properties style:line-height-at-least="0.423cm" fo:text-align="start" style:justify-single-word="false"/>
      <style:text-properties fo:text-transform="uppercase" style:font-name="Ubuntu" fo:font-size="12pt" fo:font-weight="bold" style:font-size-asian="12pt" style:font-size-complex="12pt"/>
    </style:style>
    <style:style style:name="P4" style:family="paragraph" style:parent-style-name="Table_20_Contents">
      <style:paragraph-properties style:line-height-at-least="0.423cm" fo:text-align="end" style:justify-single-word="false"/>
      <style:text-properties fo:text-transform="uppercase" style:font-name="Ubuntu" fo:font-size="12pt" fo:font-weight="bold" style:font-size-asian="12pt" style:font-size-complex="12pt"/>
    </style:style>
    <style:style style:name="P5" style:family="paragraph" style:parent-style-name="Table_20_Contents">
      <style:text-properties style:font-name="Ubuntu" fo:font-size="12pt" style:font-size-asian="12pt" style:font-size-complex="12pt"/>
    </style:style>
    <style:style style:name="P6" style:family="paragraph" style:parent-style-name="Table_20_Contents">
      <style:paragraph-properties style:line-height-at-least="0.423cm" fo:text-align="end" style:justify-single-word="false"/>
      <style:text-properties style:font-name="Ubuntu" fo:font-size="12pt" style:font-size-asian="12pt" style:font-size-complex="12pt"/>
    </style:style>
    <style:style style:name="P7" style:family="paragraph" style:parent-style-name="Table_20_Contents">
      <style:paragraph-properties style:line-height-at-least="0.423cm" fo:text-align="start" style:justify-single-word="false"/>
      <style:text-properties style:font-name="Ubuntu" fo:font-size="12pt" style:font-size-asian="12pt" style:font-size-complex="12pt"/>
    </style:style>
    <style:style style:name="P8" style:family="paragraph" style:parent-style-name="Text_20_body">
      <style:paragraph-properties style:line-height-at-least="0.661cm" fo:widows="1"/>
      <style:text-properties fo:font-variant="normal" fo:text-transform="none" fo:color="#343742" style:font-name="Ubuntu" fo:font-size="12pt" fo:letter-spacing="normal" style:font-size-asian="12pt" style:font-size-complex="12pt"/>
    </style:style>
    <style:style style:name="P9" style:family="paragraph" style:parent-style-name="Text_20_body">
      <style:paragraph-properties style:line-height-at-least="0.661cm" fo:widows="1"/>
      <style:text-properties style:text-line-through-style="none" style:text-line-through-type="none" style:font-name="Ubuntu" fo:font-size="12pt" style:text-underline-style="none" style:text-blinking="false" fo:background-color="transparent" style:font-size-asian="12pt" style:font-size-complex="12pt"/>
    </style:style>
    <style:style style:name="P10" style:family="paragraph" style:parent-style-name="Text_20_body">
      <style:paragraph-properties fo:margin-left="0cm" fo:margin-right="0cm" style:line-height-at-least="0.661cm" fo:widows="1" fo:text-indent="0cm" style:auto-text-indent="false"/>
      <style:text-properties fo:font-variant="normal" fo:text-transform="none" fo:color="#343742" style:font-name="Ubuntu" fo:font-size="12pt" fo:letter-spacing="normal" style:font-size-asian="12pt" style:font-size-complex="12pt"/>
    </style:style>
    <style:style style:name="P11" style:family="paragraph" style:parent-style-name="Text_20_body">
      <style:paragraph-properties fo:margin-left="0cm" fo:margin-right="0cm" style:line-height-at-least="0.661cm" fo:widows="1" fo:text-indent="0cm" style:auto-text-indent="false"/>
      <style:text-properties style:font-name="Ubuntu" fo:font-size="12pt" style:font-size-asian="12pt" style:font-size-complex="12pt"/>
    </style:style>
    <style:style style:name="P12" style:family="paragraph" style:parent-style-name="Text_20_body">
      <style:paragraph-properties fo:margin-left="0cm" fo:margin-right="0cm" fo:margin-top="0cm" fo:margin-bottom="0.794cm" style:contextual-spacing="false" style:line-height-at-least="0.714cm" fo:widows="1" fo:text-indent="0cm" style:auto-text-indent="false"/>
      <style:text-properties fo:font-variant="normal" fo:text-transform="none" fo:color="#343742" style:font-name="Ubuntu"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794cm" style:contextual-spacing="false" style:line-height-at-least="0.503cm" fo:widows="1" fo:text-indent="0cm" style:auto-text-indent="false"/>
      <style:text-properties fo:font-variant="normal" fo:text-transform="none" fo:color="#343742" style:font-name="Ubuntu" fo:font-size="12pt" fo:letter-spacing="normal" fo:font-style="normal" fo:font-weight="normal" style:font-size-asian="12pt" style:font-size-complex="12pt"/>
    </style:style>
    <style:style style:name="P14" style:family="paragraph" style:parent-style-name="Text_20_body">
      <style:paragraph-properties fo:margin-left="0cm" fo:margin-right="0cm" fo:margin-top="0cm" fo:margin-bottom="0.794cm" style:contextual-spacing="false" style:line-height-at-least="0.714cm" fo:widows="1" fo:text-indent="0cm" style:auto-text-indent="false"/>
      <style:text-properties fo:font-variant="normal" fo:text-transform="none" fo:color="#343742" style:font-name="Ubuntu" fo:font-size="12pt" fo:letter-spacing="normal" style:font-size-asian="12pt" style:font-size-complex="12pt"/>
    </style:style>
    <style:style style:name="P15" style:family="paragraph" style:parent-style-name="Text_20_body">
      <style:paragraph-properties fo:margin-left="0cm" fo:margin-right="0cm" fo:margin-top="0cm" fo:margin-bottom="0.794cm" style:contextual-spacing="false" style:line-height-at-least="0.714cm" fo:widows="1" fo:text-indent="0cm" style:auto-text-indent="false"/>
    </style:style>
    <style:style style:name="P16" style:family="paragraph" style:parent-style-name="Text_20_body">
      <style:paragraph-properties fo:margin-left="0cm" fo:margin-right="0cm" fo:margin-top="0cm" fo:margin-bottom="0.794cm" style:contextual-spacing="false" style:line-height-at-least="0.503cm" fo:widows="1" fo:text-indent="0cm" style:auto-text-indent="false"/>
    </style:style>
    <style:style style:name="P17" style:family="paragraph" style:parent-style-name="Text_20_body">
      <style:paragraph-properties fo:margin-left="0cm" fo:margin-right="0cm" fo:margin-top="0cm" fo:margin-bottom="0.794cm" style:contextual-spacing="false" style:line-height-at-least="0.503cm" fo:widows="1" fo:text-indent="0cm" style:auto-text-indent="false"/>
      <style:text-properties style:font-name="Ubuntu" fo:font-size="12pt" style:font-size-asian="12pt" style:font-size-complex="12pt"/>
    </style:style>
    <style:style style:name="P18" style:family="paragraph" style:parent-style-name="Text_20_body" style:list-style-name="L1">
      <style:paragraph-properties fo:margin-top="0cm" fo:margin-bottom="0.265cm" style:contextual-spacing="false" style:line-height-at-least="0.714cm" fo:widows="1" fo:padding="0cm" fo:border="none"/>
      <style:text-properties fo:font-variant="normal" fo:text-transform="none" fo:color="#343742" style:font-name="Ubuntu" fo:font-size="12pt" fo:letter-spacing="normal" fo:font-style="normal" fo:font-weight="normal" style:font-size-asian="12pt" style:font-size-complex="12pt"/>
    </style:style>
    <style:style style:name="P19" style:family="paragraph" style:parent-style-name="Text_20_body" style:list-style-name="L2">
      <style:paragraph-properties fo:margin-top="0cm" fo:margin-bottom="0.265cm" style:contextual-spacing="false" style:line-height-at-least="0.714cm" fo:widows="1" fo:padding="0cm" fo:border="none"/>
      <style:text-properties fo:font-variant="normal" fo:text-transform="none" fo:color="#343742" style:font-name="Ubuntu" fo:font-size="12pt" fo:letter-spacing="normal" fo:font-style="normal" fo:font-weight="normal" style:font-size-asian="12pt" style:font-size-complex="12pt"/>
    </style:style>
    <style:style style:name="P20" style:family="paragraph" style:parent-style-name="Text_20_body" style:list-style-name="L3">
      <style:paragraph-properties fo:margin-top="0cm" fo:margin-bottom="0.265cm" style:contextual-spacing="false" style:line-height-at-least="0.714cm" fo:widows="1" fo:background-color="transparent" fo:padding="0cm" fo:border="none">
        <style:background-image style:position="center left" style:repeat="no-repeat"/>
      </style:paragraph-properties>
      <style:text-properties fo:font-variant="normal" fo:text-transform="none" fo:color="#343742" style:font-name="Ubuntu" fo:font-size="12pt" fo:letter-spacing="normal" fo:font-style="normal" fo:font-weight="normal" style:font-size-asian="12pt" style:font-size-complex="12pt"/>
    </style:style>
    <style:style style:name="P21" style:family="paragraph" style:parent-style-name="Text_20_body" style:list-style-name="L4">
      <style:paragraph-properties fo:margin-top="0cm" fo:margin-bottom="0.265cm" style:contextual-spacing="false" style:line-height-at-least="0.714cm" fo:widows="1" fo:background-color="transparent" fo:padding="0cm" fo:border="none">
        <style:background-image style:position="center left" style:repeat="no-repeat"/>
      </style:paragraph-properties>
      <style:text-properties fo:font-variant="normal" fo:text-transform="none" fo:color="#343742" style:font-name="Ubuntu" fo:font-size="12pt" fo:letter-spacing="normal" fo:font-style="normal" fo:font-weight="normal" style:font-size-asian="12pt" style:font-size-complex="12pt"/>
    </style:style>
    <style:style style:name="P22" style:family="paragraph" style:parent-style-name="Text_20_body" style:list-style-name="L5">
      <style:paragraph-properties fo:margin-top="0cm" fo:margin-bottom="0.265cm" style:contextual-spacing="false" style:line-height-at-least="0.714cm" fo:widows="1" fo:background-color="transparent" fo:padding="0cm" fo:border="none">
        <style:background-image style:position="center left" style:repeat="no-repeat"/>
      </style:paragraph-properties>
      <style:text-properties fo:font-variant="normal" fo:text-transform="none" fo:color="#343742" style:font-name="Ubuntu" fo:font-size="12pt" fo:letter-spacing="normal" fo:font-style="normal" fo:font-weight="normal" style:font-size-asian="12pt" style:font-size-complex="12pt"/>
    </style:style>
    <style:style style:name="P23" style:family="paragraph" style:parent-style-name="Heading_20_2">
      <style:text-properties fo:font-variant="normal" fo:text-transform="none" fo:color="#2d2d2d" style:font-name="Ubuntu" fo:font-size="12pt" fo:letter-spacing="normal" fo:font-style="normal" fo:font-weight="bold" style:font-size-asian="12pt" style:font-size-complex="12pt"/>
    </style:style>
    <style:style style:name="P24" style:family="paragraph" style:parent-style-name="Heading_20_4">
      <style:paragraph-properties fo:margin-left="0cm" fo:margin-right="0.079cm" fo:margin-top="0.318cm" fo:margin-bottom="0.529cm" style:contextual-spacing="false" style:line-height-at-least="0.476cm" fo:widows="1" fo:text-indent="0cm" style:auto-text-indent="false" fo:padding="0cm" fo:border="none"/>
      <style:text-properties fo:font-variant="normal" fo:text-transform="none" fo:color="#2b2b2b" style:font-name="Ubuntu" fo:font-size="12pt" fo:letter-spacing="normal" fo:font-style="normal" fo:font-weight="normal" style:font-size-asian="12pt" style:font-size-complex="12pt"/>
    </style:style>
    <style:style style:name="P25" style:family="paragraph" style:parent-style-name="Heading_20_3">
      <style:paragraph-properties fo:margin-left="0cm" fo:margin-right="0cm" fo:margin-top="0.661cm" fo:margin-bottom="0.318cm" style:contextual-spacing="false" fo:line-height="130%" fo:widows="1" fo:text-indent="0cm" style:auto-text-indent="false"/>
      <style:text-properties fo:font-variant="normal" fo:text-transform="none" fo:color="#2d2d2d" style:font-name="Ubuntu" fo:font-size="12pt" fo:letter-spacing="normal" fo:font-style="normal" fo:font-weight="bold" style:font-size-asian="12pt" style:font-size-complex="12pt"/>
    </style:style>
    <style:style style:name="T1" style:family="text">
      <style:text-properties fo:font-style="normal" fo:font-weight="normal"/>
    </style:style>
    <style:style style:name="T2" style:family="text">
      <style:text-properties style:font-name="Open Sans1" fo:font-style="normal" fo:font-weight="normal"/>
    </style:style>
    <style:style style:name="T3" style:family="text">
      <style:text-properties style:font-name="Open Sans1" fo:font-size="12.75pt" fo:font-style="normal" fo:font-weight="normal"/>
    </style:style>
    <style:style style:name="T4" style:family="text">
      <style:text-properties fo:font-variant="normal" fo:text-transform="none" fo:color="#343742" style:font-name="Open Sans1" fo:font-size="12.75pt" fo:letter-spacing="normal" fo:font-style="normal" fo:font-weight="bold"/>
    </style:style>
    <style:style style:name="T5" style:family="text">
      <style:text-properties fo:font-variant="normal" fo:text-transform="none" fo:color="#343742" style:font-name="Open Sans1" fo:font-size="12.75pt" fo:letter-spacing="normal" fo:font-style="normal" fo:font-weight="normal"/>
    </style:style>
    <style:style style:name="T6" style:family="text">
      <style:text-properties fo:font-variant="normal" fo:text-transform="none" fo:color="#343742" style:font-name="Open Sans1" fo:letter-spacing="normal" fo:font-style="normal" fo:font-weight="bold"/>
    </style:style>
    <style:style style:name="T7" style:family="text">
      <style:text-properties fo:font-variant="normal" fo:text-transform="none" fo:color="#343742" style:font-name="Open Sans1" fo:letter-spacing="normal" fo:font-style="normal" fo:font-weight="normal"/>
    </style:style>
    <style:style style:name="T8" style:family="text">
      <style:text-properties fo:font-variant="normal" fo:text-transform="none" fo:color="#343742" style:font-name="Open Sans1" fo:font-size="12pt" fo:letter-spacing="normal" fo:font-style="normal" fo:font-weight="bold" style:font-size-asian="12pt" style:font-size-complex="12pt"/>
    </style:style>
    <style:style style:name="T9" style:family="text">
      <style:text-properties fo:font-variant="normal" fo:text-transform="none" fo:color="#343742" style:font-name="Open Sans1" fo:font-size="12pt" fo:letter-spacing="normal" fo:font-style="normal" fo:font-weight="normal" style:font-size-asian="12pt" style:font-size-complex="12pt"/>
    </style:style>
    <style:style style:name="T10" style:family="text">
      <style:text-properties fo:font-variant="normal" fo:text-transform="none" fo:color="#343742" fo:letter-spacing="normal"/>
    </style:style>
    <style:style style:name="T11" style:family="text">
      <style:text-properties fo:font-variant="normal" fo:text-transform="none" fo:color="#343742" fo:letter-spacing="normal" fo:font-style="normal" fo:font-weight="normal"/>
    </style:style>
    <style:style style:name="T12" style:family="text">
      <style:text-properties fo:font-variant="normal" fo:text-transform="none" fo:color="#343742" style:font-name="Open Sans" fo:font-size="10.5pt" fo:letter-spacing="normal" fo:font-style="normal" fo:font-weight="normal"/>
    </style:style>
    <style:style style:name="T13" style:family="text">
      <style:text-properties fo:font-variant="normal" fo:text-transform="none" fo:color="#343742" style:font-name="Open Sans" fo:letter-spacing="normal" fo:font-style="normal" fo:font-weight="normal"/>
    </style:style>
    <style:style style:name="T14" style:family="text">
      <style:text-properties fo:font-variant="normal" fo:text-transform="none" fo:color="#343742" fo:font-size="12pt" fo:letter-spacing="normal" fo:font-style="normal" fo:font-weight="bold" style:font-size-asian="12pt" style:font-size-complex="12pt"/>
    </style:style>
    <style:style style:name="T15" style:family="text">
      <style:text-properties fo:font-variant="normal" fo:text-transform="none" fo:color="#343742" fo:font-size="12pt" fo:letter-spacing="normal" fo:font-style="normal" fo:font-weight="normal" style:font-size-asian="12pt" style:font-size-complex="12pt"/>
    </style:style>
    <style:style style:name="T16" style:family="text">
      <style:text-properties fo:font-variant="normal" fo:text-transform="none" fo:color="#343742" style:font-name="Ubuntu" fo:font-size="12pt" fo:letter-spacing="normal" fo:font-style="normal" fo:font-weight="bold" style:font-size-asian="12pt" style:font-size-complex="12pt"/>
    </style:style>
    <style:style style:name="T17" style:family="text">
      <style:text-properties fo:font-variant="normal" fo:text-transform="none" fo:color="#343742" style:font-name="Ubuntu" fo:font-size="12pt" fo:letter-spacing="normal" fo:font-style="normal" fo:font-weight="normal" style:font-size-asian="12pt" style:font-size-complex="12pt"/>
    </style:style>
    <style:style style:name="T18" style:family="text">
      <style:text-properties fo:font-variant="normal" fo:text-transform="none" fo:color="#00aeef" style:text-line-through-style="none" style:text-line-through-type="none" style:font-name="Open Sans1" fo:font-size="10.5pt" fo:letter-spacing="normal" fo:font-style="normal" style:text-underline-style="none" fo:font-weight="bold" style:text-blinking="false" fo:background-color="transparent" loext:char-shading-value="0"/>
    </style:style>
    <style:style style:name="T19" style:family="text">
      <style:text-properties fo:font-variant="normal" fo:text-transform="none" fo:color="#00aeef" style:text-line-through-style="none" style:text-line-through-type="none" style:font-name="Open Sans1" fo:letter-spacing="normal" fo:font-style="normal" style:text-underline-style="none" fo:font-weight="bold" style:text-blinking="false" fo:background-color="transparent" loext:char-shading-value="0"/>
    </style:style>
    <style:style style:name="T20" style:family="text">
      <style:text-properties fo:font-variant="normal" fo:text-transform="none" fo:color="#00aeef" style:text-line-through-style="none" style:text-line-through-type="none" style:font-name="Open Sans1" fo:font-size="12pt" fo:letter-spacing="normal" fo:font-style="normal" style:text-underline-style="none" fo:font-weight="bold" style:text-blinking="false" fo:background-color="transparent" loext:char-shading-value="0" style:font-size-asian="12pt" style:font-size-complex="12pt"/>
    </style:style>
    <style:style style:name="T21" style:family="text">
      <style:text-properties fo:font-variant="normal" fo:text-transform="none" fo:color="#00aeef" style:text-line-through-style="none" style:text-line-through-type="none" fo:font-size="12pt" fo:letter-spacing="normal" fo:font-style="normal" style:text-underline-style="none" fo:font-weight="bold" style:text-blinking="false" fo:background-color="transparent" loext:char-shading-value="0" style:font-size-asian="12pt" style:font-size-complex="12pt"/>
    </style:style>
    <style:style style:name="T22" style:family="text">
      <style:text-properties fo:font-variant="normal" fo:text-transform="none" fo:color="#00aeef" style:text-line-through-style="none" style:text-line-through-type="none" style:font-name="Ubuntu" fo:font-size="12pt" fo:letter-spacing="normal" fo:font-style="normal" style:text-underline-style="none" fo:font-weight="bold" style:text-blinking="false" fo:background-color="transparent" loext:char-shading-value="0" style:font-size-asian="12pt" style:font-size-complex="12pt"/>
    </style:style>
    <style:style style:name="T23" style:family="text">
      <style:text-properties style:font-name="Open Sans" fo:font-size="10.5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Executive Summary</text:h>
      <text:p text:style-name="P12">Supple Software Company is an S Corporation founded and entirely owned by Ralph and Mabel Smith. The company was founded in 1993 and has received no outside investments. Supple sells three different software products that command impressive market share. Ralph and Mabel are interested in taking the company to the next level in sales by 2000.</text:p>
      <text:p text:style-name="P12">Supple's objectives are ambitious yet achievable. Sales increases in 1999, and doubling again for the next year. They also forecast commensurate gross margin increases and net profit increases. Their goal is to hold personnel to one employee for every $250,000 in revenue. With their flagship product, Product X, they will maintain a 30% market share as measured by PC Data. These goals will be maintained by adhering to three keys to success, market power, customer satisfaction, and the right management team.</text:p>
      <text:p text:style-name="P15"><text:span text:style-name="Strong_20_Emphasis"><text:span text:style-name="T16">The Market</text:span></text:span><text:span text:style-name="T17"><text:line-break/>Supple is participating in a $3.8 billion market that will have a 20% growth rate for the next three years. Supple will be targeting four customer segments: home offices, small offices, professionals, and academics. These markets are growing at 2%, 5%, 8%, and 0% respectively. These markets have 22,000, 15,000, 10,000, and 12,000 potential customers respectively. These figures are the USA market. The major trend in the market is toward international sales. The market has seen a significant surge in international PC products primarily fueled by the recent Internet boom. While the US market has seen 22% growth for the last three years, it is estimated that the international market will grow at 40%. </text:span></text:p>
      <text:p text:style-name="P15"><text:span text:style-name="Strong_20_Emphasis"><text:span text:style-name="T16">The Products</text:span></text:span><text:span text:style-name="T17"><text:line-break/>Supple Software currently has three products. Product X is the second-leading Windows task X software and the quality leader. It combines an easy-to-use, step-by-step interface full of guidance, help, and glossaries, with a powerful business analysis model, complete financial analysis, and very strong cash flow analysis. Product Y is a stand-alone task Y application for Windows. It is the best product available for creating a task Y, and the only product for day-to-day management of the [omitted] function. Their last product is Product Z, a creative business process application.</text:span></text:p>
      <text:p text:style-name="P15"><text:span text:style-name="Strong_20_Emphasis"><text:span text:style-name="T16">The Strategy</text:span></text:span><text:span text:style-name="T17"><text:line-break/>Supple will follow four concise strategies to achieve the desired growth. They will build </text:span><text:soft-page-break/><text:span text:style-name="T17">customized versions of their standard products, providing more value for specific groups of customers. They will develop a strong marketing infrastructure. This will be key for them to get their products out on the market. Supple will remain focused on small to medium size companies, the segment that has been largely ignored by the competition. Lastly, Supple will focus on follow-up technology which is more appropriate for the masses, instead of leading technology which is best suited for experts. </text:span></text:p>
      <text:p text:style-name="P15"><text:span text:style-name="Strong_20_Emphasis"><text:span text:style-name="T16">The Management Team</text:span></text:span><text:span text:style-name="T17"><text:line-break/>Ralph and Mabel are seasoned managers who are capable of executing on their ambitious strategies. Ralph has 10 years of sales and marketing experience from Arrog International. In 1993 he founded Supple as a software distribution organization and is primarily responsible for its growth. Mabel will also be needed to grow the company.  Her years as a consultant will be drawn upon.</text:span></text:p>
      <text:p text:style-name="P14"><text:span text:style-name="T1">Supple Software is a dynamic company that was built on humble beginnings in 1993 and has grown to a $1 million company now with increased revenue forecasts for 2000. This is all the more impressive when you consider that this was all done with investments from the owners, no outside capital was secured.</text:span></text:p>
      <text:p text:style-name="P17"><text:span text:style-name="T11">We recommend using LivePlan as the easiest way to create graphs for your own business plan.</text:span></text:p>
      <text:h text:style-name="P25" text:outline-level="3"><text:bookmark text:name="1.1_Objectives"/>1.1 Objectives</text:h>
      <text:list xml:id="list5258635197310805435" text:style-name="L1">
        <text:list-item>
          <text:p text:style-name="P18">To increase sales in 1999 and double sales again in 2000.</text:p>
        </text:list-item>
        <text:list-item>
          <text:p text:style-name="P18">To increase gross margin and net profit margin correspondingly.</text:p>
        </text:list-item>
        <text:list-item>
          <text:p text:style-name="P18">To hold personnel to 1 full-time person for every $250K in revenues.</text:p>
        </text:list-item>
        <text:list-item>
          <text:p text:style-name="P18">To maintain at least 30% market share of Product X, as measured by PC Data.</text:p>
        </text:list-item>
      </text:list>
      <text:h text:style-name="P25" text:outline-level="3"><text:bookmark text:name="1.2_Keys_to_Success"/>1.2 Keys to Success</text:h>
      <text:list xml:id="list7245531940043189308" text:style-name="L2">
        <text:list-item>
          <text:p text:style-name="P19">Marketing power. We need to have our products on the shelves with attractive packaging and enough marketing power to maintain a 30% or more market share, as measured by PC Data.</text:p>
        </text:list-item>
        <text:list-item>
          <text:p text:style-name="P19"><text:soft-page-break/>Product quality and customer satisfaction. Everything we sell is guaranteed, so the product has to do what we promise and well.</text:p>
        </text:list-item>
        <text:list-item>
          <text:p text:style-name="P19">Long-term customer satisfaction is critical to our survival.</text:p>
        </text:list-item>
        <text:list-item>
          <text:p text:style-name="P19">The right management team, with strong foundations in marketing, management, finance, and product development. Enough working capital to survive in the working-capital-intensive retail channel.</text:p>
        </text:list-item>
      </text:list>
      <text:h text:style-name="P25" text:outline-level="3"><text:bookmark text:name="1.3_Mission"/>1.3 Mission</text:h>
      <text:p text:style-name="P12">Supple Software develops, publishes, and markets business tools and business know-how together in a software product including software and documentation. It makes business techniques accessible to millions of business users who would otherwise not have the knowledge to use them. It makes a profit and generates cash. It provides a rewarding work environment and fair compensation to its employees, a fair return to its owners, and a fair royalty to its authors.</text:p>
      <text:h text:style-name="P23" text:outline-level="2">Company Summary</text:h>
      <text:p text:style-name="P12">Supple Software was founded in 1993 by Ralph Smith to market his Product X software. It was originally installed in a home office, but moved into its present space in 1996. It has added several new products, and has acquired shelf space in the retail market.</text:p>
      <text:h text:style-name="P25" text:outline-level="3"><text:bookmark text:name="2.1_Company_Ownership"/>2.1 Company Ownership</text:h>
      <text:p text:style-name="P12">Supple Software, Inc. is now a subchapter S Corporation owned entirely by founder Ralph Smith and his wife Mabel. It elected to go subchapter S at the beginning of the 1996 tax year, after having previously been subchapter C from founding until then. Its fiscal year is the calendar year. The Oregon corporation was established with 100 shares issued, 51 to Ralph Smith and 49 to Mabel Smith.</text:p>
      <text:h text:style-name="P25" text:outline-level="3"><text:bookmark text:name="2.2_Company_History"/>2.2 Company History</text:h>
      <text:p text:style-name="P12">Supple Software, Inc. was founded in Ourtown in 1993 as Infoplan, a sole proprietorship. In 1994 it was incorporated in Delaware as Infoplan, Inc. In 1996 it was incorporated in California as Supple Software, Inc. Infoplan, Inc. was dissolved.</text:p>
      <text:p text:style-name="P12"><text:soft-page-break/>For most of its existence, this was a one-man consulting company supporting a product company. It kept a very conservative stance on products, advertising with very slim budgets, with marketing depending mainly on published reviews and direct sales, until the market grew.</text:p>
      <text:p text:style-name="P12">In 1995 we introduced a new, break-through Product X™, that was the first effective task X software with bundled spreadsheet and word processor along with automatic charts.</text:p>
      <text:p text:style-name="P10"><draw:frame draw:style-name="fr1" draw:name="Image1" text:anchor-type="as-char" svg:width="1.997cm" svg:height="0.998cm" draw:z-index="0"><draw:image/></draw:frame></text:p>
      <text:h text:style-name="P24" text:outline-level="4">Need actual charts?</text:h>
      <text:p text:style-name="P8"> </text:p>
      <text:p text:style-name="P13">We recommend using LivePlan as the easiest way to create graphs for your own business plan.</text:p>
      <text:p text:style-name="P8"> </text:p>
      <text:p text:style-name="P16"><text:a xlink:type="simple" xlink:href="http://www.bplans.com/create_your_business_plan.php?link=chart"><text:span text:style-name="T22">Create your own business plan</text:span></text:a></text:p>
      <text:section text:style-name="Sect1" text:name="table_1_div">
        <text:p text:style-name="P11"/>
        <text:section text:style-name="Sect1" text:name="table_1_mag">
          <text:p text:style-name="P9"><text:bookmark text:name="table_1_mag_link"/><draw:a xlink:type="simple" xlink:href="http://www.bplans.com/software_publisher_business_plan/company_summary_fc.php"><draw:frame draw:style-name="fr1" draw:name="Image2" text:anchor-type="as-char" svg:width="2.937cm" svg:height="0.397cm" draw:z-index="1"><draw:image xlink:href="Pictures/100002010000006F0000000F86279991.png" xlink:type="simple" xlink:show="embed" xlink:actuate="onLoad"/></draw:frame></draw:a></text:p>
        </text:section>
        <text:p text:style-name="P2"><text:bookmark text:name="table_1"/></text:p>
        <table:table table:name="Table1" table:style-name="Table1">
          <table:table-column table:style-name="Table1.A"/>
          <table:table-column table:style-name="Table1.B" table:number-columns-repeated="2"/>
          <table:table-column table:style-name="Table1.D"/>
          <table:table-row table:style-name="Table1.1">
            <table:table-cell table:style-name="Table1.A1" table:number-columns-spanned="4" office:value-type="string">
              <text:p text:style-name="P3">PAST PERFORMANCE</text:p>
            </table:table-cell>
            <table:covered-table-cell/>
            <table:covered-table-cell/>
            <table:covered-table-cell/>
          </table:table-row>
          <table:table-row>
            <table:table-cell table:style-name="Table1.A1" office:value-type="string">
              <text:p text:style-name="P5"/>
            </table:table-cell>
            <table:table-cell table:style-name="Table1.A1" office:value-type="string">
              <text:p text:style-name="P6">1995</text:p>
            </table:table-cell>
            <table:table-cell table:style-name="Table1.A1" office:value-type="string">
              <text:p text:style-name="P6">1996</text:p>
            </table:table-cell>
            <table:table-cell table:style-name="Table1.A1" office:value-type="string">
              <text:p text:style-name="P6">1997</text:p>
            </table:table-cell>
          </table:table-row>
          <table:table-row>
            <table:table-cell table:style-name="Table1.A1" office:value-type="string">
              <text:p text:style-name="P7">Sales</text:p>
            </table:table-cell>
            <table:table-cell table:style-name="Table1.A1" office:value-type="string">
              <text:p text:style-name="P6">$384,113</text:p>
            </table:table-cell>
            <table:table-cell table:style-name="Table1.A1" office:value-type="string">
              <text:p text:style-name="P6">$464,592</text:p>
            </table:table-cell>
            <table:table-cell table:style-name="Table1.A1" office:value-type="string">
              <text:p text:style-name="P6">$695,136</text:p>
            </table:table-cell>
          </table:table-row>
          <table:table-row>
            <table:table-cell table:style-name="Table1.A1" office:value-type="string">
              <text:p text:style-name="P7">Gross Margin</text:p>
            </table:table-cell>
            <table:table-cell table:style-name="Table1.A1" office:value-type="string">
              <text:p text:style-name="P6">$270,062</text:p>
            </table:table-cell>
            <table:table-cell table:style-name="Table1.A1" office:value-type="string">
              <text:p text:style-name="P6">$342,824</text:p>
            </table:table-cell>
            <table:table-cell table:style-name="Table1.A1" office:value-type="string">
              <text:p text:style-name="P6">$480,163</text:p>
            </table:table-cell>
          </table:table-row>
          <table:table-row>
            <table:table-cell table:style-name="Table1.A1" office:value-type="string">
              <text:p text:style-name="P7">Gross Margin %</text:p>
            </table:table-cell>
            <table:table-cell table:style-name="Table1.A1" office:value-type="string">
              <text:p text:style-name="P6">70.31%</text:p>
            </table:table-cell>
            <table:table-cell table:style-name="Table1.A1" office:value-type="string">
              <text:p text:style-name="P6">73.79%</text:p>
            </table:table-cell>
            <table:table-cell table:style-name="Table1.A1" office:value-type="string">
              <text:p text:style-name="P6">69.07%</text:p>
            </table:table-cell>
          </table:table-row>
          <table:table-row>
            <table:table-cell table:style-name="Table1.A1" office:value-type="string">
              <text:p text:style-name="P7">Operating Expenses</text:p>
            </table:table-cell>
            <table:table-cell table:style-name="Table1.A1" office:value-type="string">
              <text:p text:style-name="P6">$251,471</text:p>
            </table:table-cell>
            <table:table-cell table:style-name="Table1.A1" office:value-type="string">
              <text:p text:style-name="P6">$290,145</text:p>
            </table:table-cell>
            <table:table-cell table:style-name="Table1.A1" office:value-type="string">
              <text:p text:style-name="P6">$513,144</text:p>
            </table:table-cell>
          </table:table-row>
          <table:table-row>
            <table:table-cell table:style-name="Table1.A1" office:value-type="string">
              <text:p text:style-name="P7">Collection Period (days)</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34</text:p>
            </table:table-cell>
          </table:table-row>
          <table:table-row>
            <table:table-cell table:style-name="Table1.A1" office:value-type="string">
              <text:p text:style-name="P7">Inventory Turnover</text:p>
            </table:table-cell>
            <table:table-cell table:style-name="Table1.A1" office:value-type="string">
              <text:p text:style-name="P6">7.00</text:p>
            </table:table-cell>
            <table:table-cell table:style-name="Table1.A1" office:value-type="string">
              <text:p text:style-name="P6">6.00</text:p>
            </table:table-cell>
            <table:table-cell table:style-name="Table1.A1" office:value-type="string">
              <text:p text:style-name="P6">6.00</text:p>
            </table:table-cell>
          </table:table-row>
          <table:table-row table:style-name="Table1.1">
            <table:table-cell table:style-name="Table1.A1" office:value-type="string">
              <text:p text:style-name="P3">BALANCE SHEET</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4">1995</text:p>
            </table:table-cell>
            <table:table-cell table:style-name="Table1.A1" office:value-type="string">
              <text:p text:style-name="P4">1996</text:p>
            </table:table-cell>
            <table:table-cell table:style-name="Table1.A1" office:value-type="string">
              <text:p text:style-name="P4">1997</text:p>
            </table:table-cell>
          </table:table-row>
          <table:table-row>
            <table:table-cell table:style-name="Table1.A1" office:value-type="string">
              <text:p text:style-name="P7">Current Assets</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7">Cash</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625</text:p>
            </table:table-cell>
          </table:table-row>
          <table:table-row>
            <table:table-cell table:style-name="Table1.A1" office:value-type="string">
              <text:p text:style-name="P7">Accounts Receivable</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124,056</text:p>
            </table:table-cell>
          </table:table-row>
          <table:table-row>
            <table:table-cell table:style-name="Table1.A1" office:value-type="string">
              <text:p text:style-name="P7">Inventory</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28,623</text:p>
            </table:table-cell>
          </table:table-row>
          <table:table-row>
            <table:table-cell table:style-name="Table1.A1" office:value-type="string">
              <text:p text:style-name="P7">Other Current Assets</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431</text:p>
            </table:table-cell>
          </table:table-row>
          <table:table-row table:style-name="Table1.1">
            <table:table-cell table:style-name="Table1.A1" office:value-type="string">
              <text:p text:style-name="P3">TOTAL CURRENT ASSETS</text:p>
            </table:table-cell>
            <table:table-cell table:style-name="Table1.A1" office:value-type="string">
              <text:p text:style-name="P4">$0</text:p>
            </table:table-cell>
            <table:table-cell table:style-name="Table1.A1" office:value-type="string">
              <text:p text:style-name="P4">$0</text:p>
            </table:table-cell>
            <table:table-cell table:style-name="Table1.A1" office:value-type="string">
              <text:p text:style-name="P4">$153,735</text:p>
            </table:table-cell>
          </table:table-row>
          <table:table-row>
            <table:table-cell table:style-name="Table1.A1" office:value-type="string">
              <text:p text:style-name="P7">Long-term Assets</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7">Long-term Assets</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35,577</text:p>
            </table:table-cell>
          </table:table-row>
          <table:table-row>
            <table:table-cell table:style-name="Table1.A1" office:value-type="string">
              <text:p text:style-name="P7">Accumulated Depreciation</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24,247</text:p>
            </table:table-cell>
          </table:table-row>
          <table:table-row table:style-name="Table1.1">
            <table:table-cell table:style-name="Table1.A1" office:value-type="string">
              <text:p text:style-name="P3">TOTAL LONG-TERM ASSETS</text:p>
            </table:table-cell>
            <table:table-cell table:style-name="Table1.A1" office:value-type="string">
              <text:p text:style-name="P4">$0</text:p>
            </table:table-cell>
            <table:table-cell table:style-name="Table1.A1" office:value-type="string">
              <text:p text:style-name="P4">$0</text:p>
            </table:table-cell>
            <table:table-cell table:style-name="Table1.A1" office:value-type="string">
              <text:p text:style-name="P4">$11,330</text:p>
            </table:table-cell>
          </table:table-row>
          <text:soft-page-break/>
          <table:table-row>
            <table:table-cell table:style-name="Table1.A1" office:value-type="string">
              <text:p text:style-name="P7">Total Assets</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165,065</text:p>
            </table:table-cell>
          </table:table-row>
          <table:table-row>
            <table:table-cell table:style-name="Table1.A1" office:value-type="string">
              <text:p text:style-name="P7">Current Liabilities</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7">Accounts Payable</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36,557</text:p>
            </table:table-cell>
          </table:table-row>
          <table:table-row>
            <table:table-cell table:style-name="Table1.A1" office:value-type="string">
              <text:p text:style-name="P7">Current Borrowing</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22,336</text:p>
            </table:table-cell>
          </table:table-row>
          <table:table-row>
            <table:table-cell table:style-name="Table1.A1" office:value-type="string">
              <text:p text:style-name="P7">Other Current Liabilities (interest free)</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25,526</text:p>
            </table:table-cell>
          </table:table-row>
          <table:table-row table:style-name="Table1.1">
            <table:table-cell table:style-name="Table1.A1" office:value-type="string">
              <text:p text:style-name="P3">TOTAL CURRENT LIABILITIES</text:p>
            </table:table-cell>
            <table:table-cell table:style-name="Table1.A1" office:value-type="string">
              <text:p text:style-name="P4">$0</text:p>
            </table:table-cell>
            <table:table-cell table:style-name="Table1.A1" office:value-type="string">
              <text:p text:style-name="P4">$0</text:p>
            </table:table-cell>
            <table:table-cell table:style-name="Table1.A1" office:value-type="string">
              <text:p text:style-name="P4">$84,419</text:p>
            </table:table-cell>
          </table:table-row>
          <table:table-row>
            <table:table-cell table:style-name="Table1.A1" office:value-type="string">
              <text:p text:style-name="P7">Long-term Liabilities</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0</text:p>
            </table:table-cell>
          </table:table-row>
          <table:table-row table:style-name="Table1.1">
            <table:table-cell table:style-name="Table1.A1" office:value-type="string">
              <text:p text:style-name="P3">TOTAL LIABILITIES</text:p>
            </table:table-cell>
            <table:table-cell table:style-name="Table1.A1" office:value-type="string">
              <text:p text:style-name="P4">$0</text:p>
            </table:table-cell>
            <table:table-cell table:style-name="Table1.A1" office:value-type="string">
              <text:p text:style-name="P4">$0</text:p>
            </table:table-cell>
            <table:table-cell table:style-name="Table1.A1" office:value-type="string">
              <text:p text:style-name="P4">$84,419</text:p>
            </table:table-cell>
          </table:table-row>
          <table:table-row>
            <table:table-cell table:style-name="Table1.A1" office:value-type="string">
              <text:p text:style-name="P7">Paid-in Capital</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76,960</text:p>
            </table:table-cell>
          </table:table-row>
          <table:table-row>
            <table:table-cell table:style-name="Table1.A1" office:value-type="string">
              <text:p text:style-name="P7">Retained Earnings</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36,668</text:p>
            </table:table-cell>
          </table:table-row>
          <table:table-row>
            <table:table-cell table:style-name="Table1.A1" office:value-type="string">
              <text:p text:style-name="P7">Earnings</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32,982)</text:p>
            </table:table-cell>
          </table:table-row>
          <table:table-row table:style-name="Table1.1">
            <table:table-cell table:style-name="Table1.A1" office:value-type="string">
              <text:p text:style-name="P3">TOTAL CAPITAL</text:p>
            </table:table-cell>
            <table:table-cell table:style-name="Table1.A1" office:value-type="string">
              <text:p text:style-name="P4">$0</text:p>
            </table:table-cell>
            <table:table-cell table:style-name="Table1.A1" office:value-type="string">
              <text:p text:style-name="P4">$0</text:p>
            </table:table-cell>
            <table:table-cell table:style-name="Table1.A1" office:value-type="string">
              <text:p text:style-name="P4">$80,646</text:p>
            </table:table-cell>
          </table:table-row>
          <table:table-row>
            <table:table-cell table:style-name="Table1.A1" office:value-type="string">
              <text:p text:style-name="P7">Total Capital and Liabilities</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165,065</text:p>
            </table:table-cell>
          </table:table-row>
          <table:table-row>
            <table:table-cell table:style-name="Table1.A1" office:value-type="string">
              <text:p text:style-name="P7">Other Inputs</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7">Payment Days</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30</text:p>
            </table:table-cell>
          </table:table-row>
          <table:table-row>
            <table:table-cell table:style-name="Table1.A1" office:value-type="string">
              <text:p text:style-name="P7">Sales on Credit</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660,379</text:p>
            </table:table-cell>
          </table:table-row>
          <table:table-row>
            <table:table-cell table:style-name="Table1.A1" office:value-type="string">
              <text:p text:style-name="P7">Receivables Turnover</text:p>
            </table:table-cell>
            <table:table-cell table:style-name="Table1.A1" office:value-type="string">
              <text:p text:style-name="P6">0.00</text:p>
            </table:table-cell>
            <table:table-cell table:style-name="Table1.A1" office:value-type="string">
              <text:p text:style-name="P6">0.00</text:p>
            </table:table-cell>
            <table:table-cell table:style-name="Table1.A1" office:value-type="string">
              <text:p text:style-name="P6">5.32</text:p>
            </table:table-cell>
          </table:table-row>
        </table:table>
        <text:h text:style-name="P24" text:outline-level="4">Need real financials?</text:h>
        <text:p text:style-name="P8"> </text:p>
        <text:p text:style-name="P13">We recommend using LivePlan as the easiest way to create automatic financials for your own business plan.</text:p>
        <text:p text:style-name="P8"> </text:p>
        <text:p text:style-name="P16"><text:a xlink:type="simple" xlink:href="http://www.bplans.com/create_your_business_plan.php?link=financials"><text:span text:style-name="T22">Create your own business plan</text:span></text:a></text:p>
      </text:section>
      <text:h text:style-name="P25" text:outline-level="3"><text:bookmark text:name="2.3_Company_Locations_and_Facilities"/>2.3 Company Locations and Facilities</text:h>
      <text:p text:style-name="P12">The company is located in Ourtown, with offices at 100 Main Street. We were started in a home office but we moved to the present space in 1996. We rent 750 square feet for $900 per month. We have a two-year contract limiting rent increases.</text:p>
      <text:h text:style-name="P23" text:outline-level="2">Products</text:h>
      <text:p text:style-name="P12">Our products are prescriptive software, more than just tools, because they instruct and empower the user with know-how as well as tools. Our best-selling flagship, Product X, is the key. We are also shipping Product Y™ for Windows.</text:p>
      <text:p text:style-name="P12">People don't buy these products for the software itself. They buy them for the benefit they provide, the step-by-step solution to a problem. They buy them for the reassurance that they've covered all the bases, that the job is done right, that they won't be <text:soft-page-break/>embarrassed when they show the plan to banker, boss, or partner. They don't want the software, they want the task completed. They want it done and done well.</text:p>
      <text:p text:style-name="P12">The company name is well known and its products are respected. We have sold more than 70,000 units through distribution, and we have names and address of more than 40,000 direct buyers and registered users. Our products are sold through several major mail order houses, several computer retail chains, and listed in most available product databases. We are now distributed through the major distributors who reach the most important retail channels. Throughout, Supple Software has maintained a high professional standard and a reputation as the quality provider.</text:p>
      <text:h text:style-name="P25" text:outline-level="3"><text:bookmark text:name="3.1_Product_Description"/>3.1 Product Description</text:h>
      <text:list xml:id="list5183001124381491537" text:style-name="L3">
        <text:list-item>
          <text:p text:style-name="P20">Product X™ : Suggested Retail Price $XX, street price $XX, the second-leading Windows task X software in the U.S. market, according to PC Data, and the quality leader according to prestigious publications ranging from PC magazine to Home Office Computing and even Journal of Business Strategy (copies are included in the appendix). This is the best task X application on the market, according to the objective analysis of most published reviews. It combines an easy-to-use, step-by-step interface full of guidance, help, and glossaries, with a powerful business analysis model, complete financial analysis, and very strong cash flow analysis. Sales literature and texts of reviews are included in the appendix.</text:p>
        </text:list-item>
        <text:list-item>
          <text:p text:style-name="P20">Product Y™ : Suggested Retail Price $XX, street price $XX, a stand-alone task Y application for Windows. This product is more than just that, because it also includes complete [omitted]. It is the best product available for creating a task Y, and the only product for day-to-day management of the [omitted] function. Reviews and sales literature are included with this plan.</text:p>
        </text:list-item>
        <text:list-item>
          <text:p text:style-name="P20">Product Z™: Suggested Retail Price $XX, street price $XX, a stand-alone task Y application for Windows. This product is more than just that, because it also includes complete [omitted]. It is the best product available for creating a task Y, and the only product for day-to-day management of the [omitted] function. Reviews and sales literature are included with this plan.</text:p>
        </text:list-item>
      </text:list>
      <text:h text:style-name="P25" text:outline-level="3"><text:bookmark text:name="3.2_Competitive_Comparison"/><text:soft-page-break/>3.2 Competitive Comparison</text:h>
      <text:p text:style-name="P12">In the broader sense, our competition is books, magazines, courses, seminars, consultants, and assorted experts -- anything that helps our target market get through the tasks on which we focus. The bulk of the target market wants an easy way to successfully complete a difficult task, along with assurance that the end result will look competent. Our part of the market is the software component, Windows-based software to develop [omitted], sold through retail at $XX per unit.</text:p>
      <text:p text:style-name="P12">At present we compete mainly against three other task X packages sold through retail: The traditional leader is Product A, by Competitor A. Third place is held by Competitor B, with a product called Product B The fourth competitor is Product C, by Company C. The appendix include charts illustrating complete data on market share, in units and dollars, for the past year.</text:p>
      <text:p text:style-name="P12">Company A is a formidable competitor. They are also privately owned, but they are apparently well financed. A started just a few months after we did, with similar but inferior product, and better marketing. AAA has consistently been more aggressive with sales and marketing expenses, and plain better at marketing than we were. They imitated our early template products, and since then built a line of template-based products including not just AAA and Marketing Builder, but also Employee Manual Maker, Safety Plan, Publicity Builder, Loan Builder, Living Trust Builder, and Agreement Builder. Despite the broad product line, however, they still depend as much on AAA as we do on Product X. Their other products add bulk to their ads, but only the business plan, marketing plan, and occasionally the employee handbook appear on the retail shelves.</text:p>
      <text:p text:style-name="P12">AAA's AAA has been the market leader, with 45% unit share as measured by PC Data, the leading source of retail market data. AAA was first into retail, and is advertised aggressively in some small business magazines and in Skymall catalogs in airlines. In 1995 Product X appeared on the market as the first stand-alone product (meaning that it included everything needed in an all-in-one application) when AAA was still just templates (meaning data files to work with other applications such as word processors or spreadsheets). Our product won warm praise from reviewers everywhere, and a lot of shelf space, so Product X rose quickly to a brief stay as the top seller, before AAA mustered its marketing skills and fought back with new packaging, aggressive <text:soft-page-break/>advertising, and a lot of spending on in-store programs. Last November AAA finally introduced what they call "interactive" AAA, which is finally better than a template. However, it is very hard to work with and doesn't appear to pose a serious threat to our superiority in terms of product quality and reviews.</text:p>
      <text:p text:style-name="P12">Third in the market, behind us, BBB seems to be fading. Their product, BBB is clumsy and old fashioned, text-based, and weak on tables and has no charts. It has reasonably good-looking packaging and a lot of inertia from years in the market. Its 1996 market share was 22%, according to PC Data.</text:p>
      <text:p text:style-name="P12">The fourth-place competitor last year had 3%, but could still become a serious competitor. Company C publishes CCC, which is a poor imitation of our first version of Product X. CCC is well funded by a shipping magnate worth several hundred million dollars, and is not a public institution, despite the public-sounding name. CCC has embarked on an ambitious product plan to create not only Product X, but also Product Y, and a series of others. They are marketing these products in a way that hypes their bundled word processor and spreadsheet as general business productivity tools. This approach brings potentially huge problems in product development and support, and pits them against productivity giants including Microsoft, Lotus, and Corel. Supple Software, in contrast, includes similarly bundled word processing and spreadsheet software in its task-oriented applications, but sells only the benefit of the specific task solution.</text:p>
      <text:p text:style-name="P12">The appendix also include data on sales of marketing products. AAA has a Task Y Product, which is reasonably successful. BBB had a Task Y, but dropped the product. CCC has announced a Task Y product, but has not released it.</text:p>
      <text:h text:style-name="P25" text:outline-level="3"><text:bookmark text:name="3.3_Sales_Literature"/>3.3 Sales Literature</text:h>
      <text:p text:style-name="P12">Sales literature and collaterals are attached to this plan, as appendices. The literature shows how we have developed the Product X and Product Y packaging and advertising, with consistent look and "seven easy steps" theme.</text:p>
      <text:h text:style-name="P25" text:outline-level="3"><text:bookmark text:name="3.4_Sourcing"/><text:soft-page-break/>3.4 Sourcing</text:h>
      <text:p text:style-name="P12">This detailed discussion of vendors of packaging, programming, disk duplication and assembly has been omitted.</text:p>
      <text:h text:style-name="P25" text:outline-level="3"><text:bookmark text:name="3.5_Technology"/>3.5 Technology</text:h>
      <text:p text:style-name="P12">Both Product X and Product Y are enhancements of previous products, copyrighted since the 1980s by Ralph Smith and Supple Software. <text:line-break/>We have a software development engine, that we own, that brings together guided text, spreadsheet tables, and charts in a user-friendly environment with wizards, help files, and on-line coaching. This is a powerful competitive edge.</text:p>
      <text:list xml:id="list1960271220513621293" text:style-name="L4">
        <text:list-item>
          <text:p text:style-name="P21">This discussion omitted. It deals with product and company specifics not useful for sample purposes.</text:p>
        </text:list-item>
        <text:list-item>
          <text:p text:style-name="P21">This discussion omitted. It deals with product and company specifics not useful for sample purposes.</text:p>
        </text:list-item>
      </text:list>
      <text:h text:style-name="P25" text:outline-level="3"><text:bookmark text:name="3.6_Future_Products"/>3.6 Future Products</text:h>
      <text:p text:style-name="P12">The most important factor in developing future products is market need. Our understanding of the needs of our target market segment is one of our competitive advantages. It is critical to our effort to develop the right new products. We also have what we call a "core product engine" that we own (previous section) and should be the foundation of future products.</text:p>
      <text:list xml:id="list9059903733843883774" text:style-name="L5">
        <text:list-item>
          <text:p text:style-name="P22">Our next big product will [material omitted]. We can also make it compatible with both Product X and Product Y future versions, to create a true management system that can become vital to small businesses that use it. We have created an in-house system that could be the prototype. Businesses need to manage cash, and budgets, and there is no effective software available.</text:p>
        </text:list-item>
        <text:list-item>
          <text:p text:style-name="P22">Our second major product development effort -- pending further research on customer needs -- might be the [this discussion omitted].</text:p>
        </text:list-item>
        <text:list-item>
          <text:p text:style-name="P22">We are also considering a new product [discussion omitted].</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rriweather" svg:font-family="Merriweather, serif"/>
    <style:font-face style:name="Open Sans1" svg:font-family="'Open Sans', Helvetica, Arial, sans-serif"/>
    <style:font-face style:name="Open Sans" svg:font-family="'Open Sans', Verdana, Helvetica, 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2T12:33:08.240226939</meta:creation-date>
    <dc:date>2016-07-12T12:36:37.522437181</dc:date>
    <meta:editing-duration>P0D</meta:editing-duration>
    <meta:editing-cycles>1</meta:editing-cycles>
    <meta:document-statistic meta:table-count="1" meta:image-count="2" meta:object-count="0" meta:page-count="9" meta:paragraph-count="200" meta:word-count="2730" meta:character-count="16703" meta:non-whitespace-character-count="14175"/>
    <meta:generator>LibreOffice/4.2.8.2$Linux_X86_64 LibreOffice_project/420m0$Build-2</meta:generator>
  </office:meta>
</office:document-meta>
</file>